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4fb6" officeooo:paragraph-rsid="001a4fb6"/>
    </style:style>
    <style:style style:name="P2" style:family="paragraph" style:parent-style-name="Standard">
      <style:text-properties officeooo:rsid="001a4fb6" officeooo:paragraph-rsid="001a4f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an from left to right</text:p>
      <text:p text:style-name="P1">if opening symbol, add it to the list (push to stack)</text:p>
      <text:p text:style-name="P1">if closing symbol, removing last opening symbol of list <text:s/>(pop from stack)</text:p>
      <text:p text:style-name="P1">should end with an empt list</text:p>
      <text:p text:style-name="P1"/>
      <text:p text:style-name="P1"/>
      <text:p text:style-name="P1"/>
      <text:p text:style-name="P1">chech_balanced()</text:p>
      <text:p text:style-name="P1">{</text:p>
      <text:p text:style-name="P1"><text:tab/>n=len(expression)</text:p>
      <text:p text:style-name="P1"><text:tab/>create a stack S</text:p>
      <text:p text:style-name="P1"><text:tab/>for i=0 to i=n-1</text:p>
      <text:p text:style-name="P1"><text:tab/>{</text:p>
      <text:p text:style-name="P1"><text:tab/><text:tab/>if(exp[i] is ( or { or [ )</text:p>
      <text:p text:style-name="P1"><text:tab/><text:tab/><text:tab/>push(exp[i]) to stack</text:p>
      <text:p text:style-name="P1"><text:tab/><text:tab/>else</text:p>
      <text:p text:style-name="P1"><text:tab/><text:tab/><text:tab/>if (exp[i] is { or [ or { )</text:p>
      <text:p text:style-name="P1"><text:tab/><text:tab/><text:tab/>{</text:p>
      <text:p text:style-name="P1"><text:tab/><text:tab/><text:tab/><text:tab/>if( s is empty <text:s/>or top do not pair with exp[i] )</text:p>
      <text:p text:style-name="P1"><text:tab/><text:tab/><text:tab/><text:tab/><text:tab/>return false</text:p>
      <text:p text:style-name="P1"><text:tab/><text:tab/><text:tab/><text:tab/>else</text:p>
      <text:p text:style-name="P1"><text:tab/><text:tab/><text:tab/><text:tab/><text:tab/>pop()<text:tab/><text:tab/><text:tab/><text:tab/><text:tab/></text:p>
      <text:p text:style-name="P1"><text:tab/><text:tab/><text:tab/>}</text:p>
      <text:p text:style-name="P1"><text:tab/>} </text:p>
      <text:p text:style-name="P1">if (s is empty)<text:line-break/><text:tab/>“balanced”</text:p>
      <text:p text:style-name="P1">else</text:p>
      <text:p text:style-name="P1"><text:tab/>“not balanced”</text:p>
      <text:p text:style-name="P1"><text:tab/>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21:40:13.547514895</meta:creation-date>
    <dc:date>2021-02-15T22:39:57.573040358</dc:date>
    <meta:editing-duration>PT4H15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95" meta:character-count="487" meta:non-whitespace-character-count="367"/>
  </office:meta>
</office:document-meta>
</file>